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1" svg:font-family="'DejaVu Math TeX Gyre'"/>
    <style:font-face style:name="AR PL KaitiM GB1" svg:font-family="'AR PL KaitiM GB'" style:font-pitch="variable"/>
    <style:font-face style:name="DejaVu Math TeX Gyre" svg:font-family="'DejaVu Math TeX Gyre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75cm" fo:min-width="0.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104cm" fo:min-width="0cm"/>
    </style:style>
    <style:style style:name="gr3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37cm"/>
    </style:style>
    <style:style style:name="gr5" style:family="graphic" style:parent-style-name="standard">
      <style:graphic-properties draw:stroke="none" svg:stroke-color="#000000" draw:fill="none" draw:fill-color="#ffffff" fo:min-height="0.788cm"/>
    </style:style>
    <style:style style:name="gr6" style:family="graphic" style:parent-style-name="standard">
      <style:graphic-properties draw:stroke="none" svg:stroke-color="#000000" draw:fill="none" draw:fill-color="#ffffff" fo:min-height="0.352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gr8" style:family="graphic" style:parent-style-name="objectwithoutfill">
      <style:graphic-properties svg:stroke-color="#000000" draw:marker-end="" draw:marker-end-width="0.2cm" draw:fill="none" draw:textarea-vertical-align="middle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12.25cm" fo:min-width="13.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text-position="0% 100%" style:font-name="DejaVu Math TeX Gyre"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DejaVu Math TeX Gyre" fo:font-size="10pt" style:font-size-asian="10pt" style:font-size-complex="10pt"/>
    </style:style>
    <style:style style:name="P5" style:family="paragraph">
      <loext:graphic-properties draw:fill="none" draw:fill-color="#ffffff"/>
      <style:paragraph-properties fo:text-align="center"/>
      <style:text-properties style:font-name="DejaVu Math TeX Gyre" fo:font-size="10pt" style:font-size-asian="10pt" style:font-size-complex="10pt"/>
    </style:style>
    <style:style style:name="T1" style:family="text">
      <style:text-properties style:text-position="0% 100%" style:font-name="DejaVu Math TeX Gyre" fo:font-size="10pt"/>
    </style:style>
    <style:style style:name="T2" style:family="text">
      <style:text-properties style:text-position="33% 58%" style:font-name="DejaVu Math TeX Gyre" fo:font-size="10pt"/>
    </style:style>
    <style:style style:name="T3" style:family="text">
      <style:text-properties style:text-position="0% 100%" style:font-name="DejaVu Math TeX Gyre1" fo:font-size="10pt" style:font-name-asian="DejaVu Math TeX Gyre1" style:font-name-complex="DejaVu Math TeX Gyre1"/>
    </style:style>
    <style:style style:name="T4" style:family="text">
      <style:text-properties style:text-position="-33% 58%" style:font-name="DejaVu Math TeX Gyre" fo:font-size="10pt" style:font-name-asian="DejaVu Math TeX Gyre1" style:font-name-complex="DejaVu Math TeX Gyre1"/>
    </style:style>
    <style:style style:name="T5" style:family="text">
      <style:text-properties style:text-position="-33% 58%" style:font-name="DejaVu Math TeX Gyre" fo:font-size="10pt"/>
    </style:style>
    <style:style style:name="T6" style:family="text">
      <style:text-properties style:font-name="DejaVu Math TeX Gyre" fo:font-size="10pt" style:font-size-asian="10pt" style:font-size-complex="10pt"/>
    </style:style>
    <style:style style:name="T7" style:family="text">
      <style:text-properties style:text-position="-33% 58%" style:font-name="DejaVu Math TeX Gyre" fo:font-size="10pt" style:font-size-asian="10pt" style:font-size-complex="10pt"/>
    </style:style>
    <style:style style:name="T8" style:family="text">
      <style:text-properties style:text-position="0% 100%" style:font-name="DejaVu Math TeX Gyre" fo:font-size="10pt" style:font-size-asian="10pt" style:font-size-complex="10pt"/>
    </style:style>
    <style:style style:name="T9" style:family="text">
      <style:text-properties style:font-name="DejaVu Math TeX Gyre1" fo:font-size="10pt" style:font-name-asian="DejaVu Math TeX Gyre1" style:font-size-asian="10pt" style:font-name-complex="DejaVu Math TeX Gyre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1cm" svg:height="1cm" svg:x="13cm" svg:y="2cm">
          <text:p text:style-name="P1"><text:span text:style-name="T1">q</text:span><text:span text:style-name="T2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cm" svg:height="1cm" svg:x="13cm" svg:y="4cm">
          <text:p text:style-name="P1"><text:span text:style-name="T3">𝜆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0.5cm" svg:height="0.5cm" svg:x="1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1.25cm" svg:y1="2.5cm" svg:x2="13cm" svg:y2="2.5cm" draw:start-shape="id1" draw:start-glue-point="10" draw:end-shape="id2" draw:end-glue-point="3" svg:d="M11250 2500h1750" svg:viewBox="0 0 1751 1">
          <text:p/>
        </draw:connector>
        <draw:connector draw:style-name="gr3" draw:text-style-name="P3" draw:layer="layout" svg:x1="13cm" svg:y1="4.5cm" svg:x2="11cm" svg:y2="2.75cm" draw:start-shape="id3" draw:start-glue-point="3" draw:end-shape="id1" draw:end-glue-point="8" svg:d="M13000 4500h-2000v-1750" svg:viewBox="0 0 2001 1751">
          <text:p/>
        </draw:connector>
        <draw:line draw:style-name="gr3" draw:text-style-name="P3" xml:id="id4" draw:id="id4" draw:layer="layout" svg:x1="14cm" svg:y1="2.5cm" svg:x2="17cm" svg:y2="2.5cm">
          <text:p/>
        </draw:line>
        <draw:connector draw:style-name="gr3" draw:text-style-name="P3" draw:layer="layout" svg:x1="15.5cm" svg:y1="2.5cm" svg:x2="14cm" svg:y2="4.5cm" draw:start-shape="id4" draw:start-glue-point="0" draw:end-shape="id3" draw:end-glue-point="1" svg:d="M15500 2500v2000h-1500" svg:viewBox="0 0 1501 2001">
          <text:p/>
        </draw:connector>
        <draw:custom-shape draw:style-name="gr1" draw:text-style-name="P2" xml:id="id5" draw:id="id5" draw:layer="layout" svg:width="1cm" svg:height="1cm" svg:x="8cm" svg:y="2cm">
          <text:p text:style-name="P1"><text:span text:style-name="T1">g’</text:span><text:span text:style-name="T5">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9cm" svg:y1="2.5cm" svg:x2="10.75cm" svg:y2="2.5cm" draw:start-shape="id5" draw:start-glue-point="1" draw:end-shape="id1" draw:end-glue-point="6" svg:d="M9000 2500h1750" svg:viewBox="0 0 1751 1">
          <text:p/>
        </draw:connector>
        <draw:frame draw:style-name="gr4" draw:text-style-name="P4" draw:layer="layout" svg:width="1.5cm" svg:height="0.687cm" svg:x="17cm" svg:y="2.2cm">
          <draw:text-box>
            <text:p><text:span text:style-name="T6">x’</text:span><text:span text:style-name="T7">1</text:span><text:span text:style-name="T8">(k)</text:span></text:p>
          </draw:text-box>
        </draw:frame>
        <draw:frame draw:style-name="gr5" draw:text-style-name="P4" draw:layer="layout" svg:width="2cm" svg:height="1.038cm" svg:x="10.7cm" svg:y="1.601cm">
          <draw:text-box>
            <text:p><text:span text:style-name="T6">x’</text:span><text:span text:style-name="T7">1</text:span><text:span text:style-name="T8">(k+1)</text:span></text:p>
          </draw:text-box>
        </draw:frame>
        <draw:frame draw:style-name="gr6" draw:text-style-name="P4" draw:layer="layout" svg:width="0.8cm" svg:height="0.602cm" svg:x="11cm" svg:y="2.701cm">
          <draw:text-box>
            <text:p><text:span text:style-name="T6">+</text:span></text:p>
          </draw:text-box>
        </draw:frame>
        <draw:frame draw:style-name="gr6" draw:text-style-name="P4" draw:layer="layout" svg:width="0.8cm" svg:height="0.602cm" svg:x="10cm" svg:y="1.901cm">
          <draw:text-box>
            <text:p><text:span text:style-name="T6">+</text:span></text:p>
          </draw:text-box>
        </draw:frame>
        <draw:custom-shape draw:style-name="gr1" draw:text-style-name="P2" xml:id="id7" draw:id="id7" draw:layer="layout" svg:width="1cm" svg:height="1cm" svg:x="13cm" svg:y="6.001cm">
          <text:p text:style-name="P1"><text:span text:style-name="T1">q</text:span><text:span text:style-name="T2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cm" svg:height="1cm" svg:x="13cm" svg:y="8.001cm">
          <text:p text:style-name="P1"><text:span text:style-name="T3">𝜆</text:span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0.5cm" svg:height="0.5cm" svg:x="10.75cm" svg:y="6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1.25cm" svg:y1="6.501cm" svg:x2="13cm" svg:y2="6.501cm" draw:start-shape="id6" draw:start-glue-point="10" draw:end-shape="id7" draw:end-glue-point="3" svg:d="M11250 6501h1750" svg:viewBox="0 0 1751 1">
          <text:p/>
        </draw:connector>
        <draw:connector draw:style-name="gr3" draw:text-style-name="P3" draw:layer="layout" svg:x1="13cm" svg:y1="8.501cm" svg:x2="11cm" svg:y2="6.751cm" draw:start-shape="id8" draw:start-glue-point="3" draw:end-shape="id6" draw:end-glue-point="8" svg:d="M13000 8501h-2000v-1750" svg:viewBox="0 0 2001 1751">
          <text:p/>
        </draw:connector>
        <draw:line draw:style-name="gr3" draw:text-style-name="P3" xml:id="id9" draw:id="id9" draw:layer="layout" svg:x1="14cm" svg:y1="6.501cm" svg:x2="17cm" svg:y2="6.501cm">
          <text:p/>
        </draw:line>
        <draw:connector draw:style-name="gr3" draw:text-style-name="P3" draw:layer="layout" svg:x1="15.5cm" svg:y1="6.501cm" svg:x2="14cm" svg:y2="8.501cm" draw:start-shape="id9" draw:start-glue-point="0" draw:end-shape="id8" draw:end-glue-point="1" svg:d="M15500 6501v2000h-1500" svg:viewBox="0 0 1501 2001">
          <text:p/>
        </draw:connector>
        <draw:custom-shape draw:style-name="gr1" draw:text-style-name="P2" xml:id="id10" draw:id="id10" draw:layer="layout" svg:width="1cm" svg:height="1cm" svg:x="8cm" svg:y="6.001cm">
          <text:p text:style-name="P1"><text:span text:style-name="T1">g’</text:span><text:span text:style-name="T5">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9cm" svg:y1="6.501cm" svg:x2="10.75cm" svg:y2="6.501cm" draw:start-shape="id10" draw:start-glue-point="1" draw:end-shape="id6" draw:end-glue-point="6" svg:d="M9000 6501h1750" svg:viewBox="0 0 1751 1">
          <text:p/>
        </draw:connector>
        <draw:frame draw:style-name="gr4" draw:text-style-name="P4" draw:layer="layout" svg:width="1.5cm" svg:height="0.687cm" svg:x="17cm" svg:y="6.201cm">
          <draw:text-box>
            <text:p><text:span text:style-name="T6">x’</text:span><text:span text:style-name="T7">2</text:span><text:span text:style-name="T8">(k)</text:span></text:p>
          </draw:text-box>
        </draw:frame>
        <draw:frame draw:style-name="gr5" draw:text-style-name="P4" draw:layer="layout" svg:width="2cm" svg:height="1.038cm" svg:x="10.7cm" svg:y="5.602cm">
          <draw:text-box>
            <text:p><text:span text:style-name="T6">x’</text:span><text:span text:style-name="T7">2</text:span><text:span text:style-name="T8">(k+1)</text:span></text:p>
          </draw:text-box>
        </draw:frame>
        <draw:frame draw:style-name="gr6" draw:text-style-name="P4" draw:layer="layout" svg:width="0.8cm" svg:height="0.602cm" svg:x="11cm" svg:y="6.702cm">
          <draw:text-box>
            <text:p><text:span text:style-name="T6">+</text:span></text:p>
          </draw:text-box>
        </draw:frame>
        <draw:frame draw:style-name="gr6" draw:text-style-name="P4" draw:layer="layout" svg:width="0.8cm" svg:height="0.602cm" svg:x="10cm" svg:y="5.902cm">
          <draw:text-box>
            <text:p><text:span text:style-name="T6">+</text:span></text:p>
          </draw:text-box>
        </draw:frame>
        <draw:custom-shape draw:style-name="gr1" draw:text-style-name="P2" xml:id="id12" draw:id="id12" draw:layer="layout" svg:width="1cm" svg:height="1cm" svg:x="13cm" svg:y="11.002cm">
          <text:p text:style-name="P1"><text:span text:style-name="T1">q</text:span><text:span text:style-name="T2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cm" svg:height="1cm" svg:x="13cm" svg:y="13.002cm">
          <text:p text:style-name="P1"><text:span text:style-name="T3">𝜆</text:span><text:span text:style-name="T4">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0.5cm" svg:height="0.5cm" svg:x="10.75cm" svg:y="11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1.25cm" svg:y1="11.502cm" svg:x2="13cm" svg:y2="11.502cm" draw:start-shape="id11" draw:start-glue-point="10" draw:end-shape="id12" draw:end-glue-point="3" svg:d="M11250 11502h1750" svg:viewBox="0 0 1751 1">
          <text:p/>
        </draw:connector>
        <draw:connector draw:style-name="gr3" draw:text-style-name="P3" draw:layer="layout" svg:x1="13cm" svg:y1="13.502cm" svg:x2="11cm" svg:y2="11.752cm" draw:start-shape="id13" draw:start-glue-point="3" draw:end-shape="id11" draw:end-glue-point="8" svg:d="M13000 13502h-2000v-1750" svg:viewBox="0 0 2001 1751">
          <text:p/>
        </draw:connector>
        <draw:line draw:style-name="gr3" draw:text-style-name="P3" xml:id="id14" draw:id="id14" draw:layer="layout" svg:x1="14cm" svg:y1="11.502cm" svg:x2="17cm" svg:y2="11.502cm">
          <text:p/>
        </draw:line>
        <draw:connector draw:style-name="gr3" draw:text-style-name="P3" draw:layer="layout" svg:x1="15.5cm" svg:y1="11.502cm" svg:x2="14cm" svg:y2="13.502cm" draw:start-shape="id14" draw:start-glue-point="0" draw:end-shape="id13" draw:end-glue-point="1" svg:d="M15500 11502v2000h-1500" svg:viewBox="0 0 1501 2001">
          <text:p/>
        </draw:connector>
        <draw:custom-shape draw:style-name="gr1" draw:text-style-name="P2" xml:id="id15" draw:id="id15" draw:layer="layout" svg:width="1cm" svg:height="1cm" svg:x="8cm" svg:y="11.002cm">
          <text:p text:style-name="P1"><text:span text:style-name="T1">g’</text:span><text:span text:style-name="T5">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9cm" svg:y1="11.502cm" svg:x2="10.75cm" svg:y2="11.502cm" draw:start-shape="id15" draw:start-glue-point="1" draw:end-shape="id11" draw:end-glue-point="6" svg:d="M9000 11502h1750" svg:viewBox="0 0 1751 1">
          <text:p/>
        </draw:connector>
        <draw:frame draw:style-name="gr4" draw:text-style-name="P4" draw:layer="layout" svg:width="1.5cm" svg:height="0.687cm" svg:x="17cm" svg:y="11.202cm">
          <draw:text-box>
            <text:p><text:span text:style-name="T6">x’</text:span><text:span text:style-name="T7">n</text:span><text:span text:style-name="T8">(k)</text:span></text:p>
          </draw:text-box>
        </draw:frame>
        <draw:frame draw:style-name="gr5" draw:text-style-name="P4" draw:layer="layout" svg:width="2cm" svg:height="1.038cm" svg:x="10.7cm" svg:y="10.603cm">
          <draw:text-box>
            <text:p><text:span text:style-name="T6">x’</text:span><text:span text:style-name="T7">n</text:span><text:span text:style-name="T8">(k+1)</text:span></text:p>
          </draw:text-box>
        </draw:frame>
        <draw:frame draw:style-name="gr6" draw:text-style-name="P4" draw:layer="layout" svg:width="0.8cm" svg:height="0.602cm" svg:x="11cm" svg:y="11.703cm">
          <draw:text-box>
            <text:p><text:span text:style-name="T6">+</text:span></text:p>
          </draw:text-box>
        </draw:frame>
        <draw:frame draw:style-name="gr6" draw:text-style-name="P4" draw:layer="layout" svg:width="0.8cm" svg:height="0.602cm" svg:x="10cm" svg:y="10.903cm">
          <draw:text-box>
            <text:p><text:span text:style-name="T6">+</text:span></text:p>
          </draw:text-box>
        </draw:frame>
        <draw:frame draw:style-name="gr7" draw:text-style-name="P5" draw:layer="layout" svg:width="1cm" svg:height="1cm" svg:x="13cm" svg:y="9.5cm">
          <draw:text-box>
            <text:p text:style-name="P1"><text:span text:style-name="T9">⋮</text:span></text:p>
          </draw:text-box>
        </draw:frame>
        <draw:line draw:style-name="gr3" draw:text-style-name="P3" xml:id="id16" draw:id="id16" draw:layer="layout" svg:x1="5cm" svg:y1="6.5cm" svg:x2="8cm" svg:y2="6.5cm">
          <text:p/>
        </draw:line>
        <draw:connector draw:style-name="gr3" draw:text-style-name="P3" draw:layer="layout" svg:x1="6.5cm" svg:y1="6.5cm" svg:x2="8cm" svg:y2="2.5cm" draw:start-shape="id16" draw:start-glue-point="0" draw:end-shape="id5" draw:end-glue-point="3" svg:d="M6500 6500v-4000h1500" svg:viewBox="0 0 1501 4001">
          <text:p/>
        </draw:connector>
        <draw:frame draw:style-name="gr7" draw:text-style-name="P5" xml:id="id17" draw:id="id17" draw:layer="layout" svg:width="1cm" svg:height="1cm" svg:x="6cm" svg:y="9.5cm">
          <draw:text-box>
            <text:p text:style-name="P1"><text:span text:style-name="T9">⋮</text:span></text:p>
          </draw:text-box>
        </draw:frame>
        <draw:connector draw:style-name="gr8" draw:text-style-name="P3" draw:layer="layout" svg:x1="6.5cm" svg:y1="6.5cm" svg:x2="6.5cm" svg:y2="9.5cm" draw:start-shape="id16" draw:start-glue-point="0" draw:end-shape="id17" draw:end-glue-point="0" svg:d="M6500 6500v3000" svg:viewBox="0 0 1 3001">
          <text:p/>
        </draw:connector>
        <draw:connector draw:style-name="gr3" draw:text-style-name="P3" draw:layer="layout" svg:x1="6.5cm" svg:y1="10.5cm" svg:x2="8cm" svg:y2="11.502cm" draw:start-shape="id17" draw:start-glue-point="2" draw:end-shape="id15" draw:end-glue-point="3" svg:d="M6500 10500v1002h1500" svg:viewBox="0 0 1501 1003">
          <text:p/>
        </draw:connector>
        <draw:frame draw:style-name="gr6" draw:text-style-name="P4" draw:layer="layout" svg:width="1.3cm" svg:height="0.602cm" svg:x="3.7cm" svg:y="6.202cm">
          <draw:text-box>
            <text:p><text:span text:style-name="T8">u(k)</text:span></text:p>
          </draw:text-box>
        </draw:frame>
        <draw:custom-shape draw:style-name="gr9" draw:text-style-name="P3" draw:layer="layout" svg:width="14.4cm" svg:height="12.5cm" svg:x="3.9cm" svg:y="1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1" svg:font-family="'DejaVu Math TeX Gyre'"/>
    <style:font-face style:name="AR PL KaitiM GB1" svg:font-family="'AR PL KaitiM GB'" style:font-pitch="variable"/>
    <style:font-face style:name="DejaVu Math TeX Gyre" svg:font-family="'DejaVu Math TeX Gyre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3T11:14:58.559010790</meta:creation-date>
    <dc:date>2021-02-04T11:11:13.055213618</dc:date>
    <meta:editing-duration>PT23M6S</meta:editing-duration>
    <meta:editing-cycles>5</meta:editing-cycles>
    <meta:generator>LibreOffice/6.1.5.2$Linux_X86_64 LibreOffice_project/10$Build-2</meta:generator>
    <meta:document-statistic meta:object-count="47"/>
  </office:meta>
</office:document-meta>
</file>